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Helvetica, sans-serif"/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0417in" fo:margin-right="0.0417in" fo:margin-top="0.0417in" fo:margin-bottom="0.0417in" fo:text-indent="0in" style:auto-text-indent="false" fo:padding="0in" fo:border="none"/>
    </style:style>
    <style:style style:name="P2" style:family="paragraph" style:parent-style-name="Text_20_body">
      <style:paragraph-properties fo:margin-left="0.0417in" fo:margin-right="0.0417in" fo:margin-top="0.0417in" fo:margin-bottom="0.0417in" fo:text-indent="0in" style:auto-text-indent="false" fo:padding="0in" fo:border="non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.0417in" fo:margin-right="0.0417in" fo:margin-top="0.0417in" fo:margin-bottom="0.0417in" fo:text-indent="0in" style:auto-text-indent="false" fo:padding="0in" fo:border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ext_20_body">
      <style:paragraph-properties fo:margin-left="0.0417in" fo:margin-right="0.0417in" fo:margin-top="0.0417in" fo:margin-bottom="0.0417in" fo:text-indent="0in" style:auto-text-indent="false" fo:padding="0in" fo:border="non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 style:list-style-name="L3">
      <style:paragraph-properties fo:margin-left="0in" fo:margin-right="0in" fo:margin-top="0in" fo:margin-bottom="0.0835in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top="0in" fo:margin-bottom="0.0835in" fo:orphans="2" fo:widows="2" fo:padding="0in" fo:border="none"/>
    </style:style>
    <style:style style:name="P7" style:family="paragraph" style:parent-style-name="Text_20_body">
      <style:paragraph-properties fo:margin-top="0in" fo:margin-bottom="0.0835in" fo:text-align="start" style:justify-single-word="false" fo:orphans="2" fo:widows="2" fo:padding="0in" fo:border="none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Heading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Heading_20_3">
      <style:paragraph-properties fo:margin-left="0in" fo:margin-right="0in" style:line-height-at-least="0.2291in" fo:orphans="2" fo:widows="2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font-name="Arial1" fo:font-size="15pt" fo:letter-spacing="normal" fo:font-style="normal" fo:font-weight="bold"/>
    </style:style>
    <style:style style:name="T4" style:family="text">
      <style:text-properties fo:font-variant="normal" fo:text-transform="none" style:font-name="Arial1" fo:letter-spacing="normal" fo:font-style="normal" fo:font-weight="bold"/>
    </style:style>
    <style:style style:name="T5" style:family="text">
      <style:text-properties fo:font-variant="normal" fo:text-transform="none" style:font-name="Arial1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font-name="Arial1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font-name="Arial2" fo:font-size="12pt" fo:letter-spacing="normal" fo:font-style="normal" fo:font-weight="bold"/>
    </style:style>
    <style:style style:name="T10" style:family="text">
      <style:text-properties fo:font-variant="normal" fo:text-transform="none" style:font-name="Arial2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style:font-name="Arial2" fo:font-size="12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font-name="Arial2" fo:font-size="12pt" fo:letter-spacing="normal" fo:font-style="normal" fo:font-weight="normal"/>
    </style:style>
    <style:style style:name="T13" style:family="text">
      <style:text-properties fo:font-variant="normal" fo:text-transform="none" style:font-name="Arial2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Arial2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font-name="Arial2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style:font-name="Arial2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variant="normal" fo:text-transform="none" style:font-name="Arial2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variant="normal" fo:text-transform="none" style:font-name="Arial2" fo:letter-spacing="normal" fo:font-style="normal" fo:font-weight="bold"/>
    </style:style>
    <style:style style:name="T19" style:family="text">
      <style:text-properties fo:font-variant="normal" fo:text-transform="none" style:font-name="Arial2" fo:letter-spacing="normal" fo:font-style="normal" fo:font-weight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ACT IN JAVASCRIPT</text:p>
      <text:p text:style-name="P9"/>
      <text:p text:style-name="P1"><text:span text:style-name="Strong_20_Emphasis"><text:span text:style-name="T23">React Hooks</text:span></text:span><text:span text:style-name="T23"> are functions that let you use React features in functional components. Here are the main types of hooks in React:</text:span></text:p>
      <text:h text:style-name="P11" text:outline-level="3"><text:span text:style-name="Strong_20_Emphasis"><text:span text:style-name="T8">1.</text:span></text:span><text:span text:style-name="Strong_20_Emphasis"><text:span text:style-name="T6"> Basic Hooks</text:span></text:span></text:h>
      <text:p text:style-name="P3"><text:span text:style-name="T24">These are the most commonly used hook</text:span>s:</text:p>
      <text:p text:style-name="P6"><text:span text:style-name="Strong_20_Emphasis"><text:span text:style-name="T16">useState</text:span></text:span><text:span text:style-name="T14">: Manages state in a functional component.</text:span></text:p>
      <text:p text:style-name="P6"><text:span text:style-name="Strong_20_Emphasis"><text:span text:style-name="T16">useEffect</text:span></text:span><text:span text:style-name="T14">: Handles side effects like data fetching, subscriptions, or DOM updates.</text:span></text:p>
      <text:p text:style-name="P6"><text:span text:style-name="Strong_20_Emphasis"><text:span text:style-name="T16">useContext</text:span></text:span><text:span text:style-name="T14">: Accesses values from React's Context API.</text:span></text:p>
      <text:h text:style-name="P11" text:outline-level="3"><text:span text:style-name="Strong_20_Emphasis"><text:span text:style-name="T8">2. </text:span></text:span><text:span text:style-name="Strong_20_Emphasis"><text:span text:style-name="T6">Additional Hooks</text:span></text:span></text:h>
      <text:p text:style-name="P4">These provide more advanced functionalities:</text:p>
      <text:p text:style-name="P7"><text:span text:style-name="Strong_20_Emphasis"><text:span text:style-name="T16">useReducer</text:span></text:span><text:span text:style-name="T14">: Manages complex state logic, similar to </text:span><text:span text:style-name="Source_20_Text"><text:span text:style-name="T14">useState</text:span></text:span><text:span text:style-name="T14"> but with a reducer function.</text:span></text:p>
      <text:p text:style-name="P7"><text:span text:style-name="Strong_20_Emphasis"><text:span text:style-name="T16">useCallback</text:span></text:span><text:span text:style-name="T14">: Memoizes a function to prevent unnecessary re-creations.</text:span></text:p>
      <text:p text:style-name="P6"><text:span text:style-name="Strong_20_Emphasis"><text:span text:style-name="T16">useMemo</text:span></text:span><text:span text:style-name="T14">: Memoizes a computed value to optimize performance.</text:span></text:p>
      <text:p text:style-name="P6"><text:span text:style-name="Strong_20_Emphasis"><text:span text:style-name="T14">u</text:span></text:span><text:span text:style-name="Strong_20_Emphasis"><text:span text:style-name="T16">seRef</text:span></text:span><text:span text:style-name="T14">: Accesses a mutable reference or DOM element.</text:span></text:p>
      <text:p text:style-name="P6"><text:span text:style-name="Strong_20_Emphasis"><text:span text:style-name="T16">useImperativeHandle</text:span></text:span><text:span text:style-name="T16">:</text:span><text:span text:style-name="T14"> Customizes the instance value exposed by </text:span><text:span text:style-name="Source_20_Text"><text:span text:style-name="T14">useRef</text:span></text:span><text:span text:style-name="T14">.</text:span></text:p>
      <text:p text:style-name="P6"><text:span text:style-name="Strong_20_Emphasis"><text:span text:style-name="T16">useLayoutEffect</text:span></text:span><text:span text:style-name="T16">:</text:span><text:span text:style-name="T14"> Similar to </text:span><text:span text:style-name="Source_20_Text"><text:span text:style-name="T14">useEffect</text:span></text:span><text:span text:style-name="T14">, but fires synchronously after DOM mutations.</text:span></text:p>
      <text:p text:style-name="P6"><text:span text:style-name="Strong_20_Emphasis"><text:span text:style-name="T16">useDebugValue</text:span></text:span><text:span text:style-name="T14">: Displays custom labels in React DevTools for debugging.</text:span></text:p>
      <text:h text:style-name="P11" text:outline-level="3"><text:span text:style-name="Strong_20_Emphasis"><text:span text:style-name="T8">3. </text:span></text:span><text:span text:style-name="Strong_20_Emphasis"><text:span text:style-name="T6">Custom Hooks</text:span></text:span></text:h>
      <text:list xml:id="list9105876251454495048" text:style-name="L3">
        <text:list-item>
          <text:p text:style-name="P5"><text:span text:style-name="T14">You can create </text:span><text:span text:style-name="Strong_20_Emphasis"><text:span text:style-name="T14">custom hooks</text:span></text:span><text:span text:style-name="T14"> by combining existing hooks to encapsulate reusable logic. These are user-defined and follow the naming convention </text:span><text:span text:style-name="Source_20_Text"><text:span text:style-name="T14">useSomething</text:span></text:span><text:span text:style-name="T14">.</text:span></text:p>
        </text:list-item>
      </text:list>
      <text:p text:style-name="P2">These hooks make React functional components more powerful and flexible, eliminating the need for class components in most case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Helvetica, sans-serif"/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PASIRI JULIETH</meta:initial-creator>
    <meta:creation-date>2025-11-05T09:24:13.12</meta:creation-date>
    <meta:document-statistic meta:table-count="0" meta:image-count="0" meta:object-count="0" meta:page-count="1" meta:paragraph-count="19" meta:word-count="177" meta:character-count="1238"/>
    <dc:date>2025-11-05T09:57:01.12</dc:date>
    <dc:creator>NAPASIRI JULIETH</dc:creator>
    <meta:editing-duration>PT17M33S</meta:editing-duration>
    <meta:editing-cycles>1</meta:editing-cycles>
    <meta:generator>OpenOffice/4.1.15$Win32 OpenOffice.org_project/4115m2$Build-9813</meta:generator>
  </office:meta>
</office:document-meta>
</file>